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 Binary Probit Model</text:span></text:p>
      <text:p text:style-name="Text_20_body">A dataset: “CyclingPerceptionData-Assignment 1-2024,” is uploaded. Use column AB of sheet “Final”, which is of “Rank_Overall-Quality-Of-Biking”. Please consider this variable as categorical data. Please model the ranking over 2 as a <text:span text:style-name="Strong_20_Emphasis">binary Probit model</text:span>. Please select the explanatory variables from this data sheet as relevant you think</text:p>
      <text:p text:style-name="Text_20_body"> For estimation, you can use any software. The report should include at least the following sections:</text:p>
      <text:list xml:id="list1265968316" text:style-name="L1">
        <text:list-item>
          <text:p text:style-name="P3">Present the model formulations and justification of independent variables. </text:p>
        </text:list-item>
        <text:list-item>
          <text:p text:style-name="P3">Selection of the best model. </text:p>
        </text:list-item>
        <text:list-item>
          <text:p text:style-name="P1">Justification of using the explanatory variables </text:p>
        </text:list-item>
      </text:list>
      <text:p text:style-name="Text_20_body">The report should be professional, not more than 2 pages (singles-space with a 1.25-inch margin on all four sides).</text:p>
      <text:p text:style-name="Text_20_body"> </text:p>
      <text:p text:style-name="Text_20_body"><text:span text:style-name="Strong_20_Emphasis">2. Binary Logit Model:</text:span></text:p>
      <text:p text:style-name="Text_20_body">A dataset: “CyclingPerceptionData-Assignment 1-2024,” is uploaded. Use column AB of sheet “Final”, which is of “Rank_On-Street-BikeLanes-Quality”. Please consider this variable as categorical data. Please model the ranking over 1 as a <text:span text:style-name="Strong_20_Emphasis">binary Logit model</text:span>. Please select the explanatory variables from this data sheet as relevant you think</text:p>
      <text:p text:style-name="Text_20_body"> For estimation, you can use any software. The report should include at least the following sections:</text:p>
      <text:list xml:id="list578988401" text:style-name="L2">
        <text:list-item>
          <text:p text:style-name="P4">Present the model formulations and justification of independent variables. </text:p>
        </text:list-item>
        <text:list-item>
          <text:p text:style-name="P4">Selection of the best model. </text:p>
        </text:list-item>
        <text:list-item>
          <text:p text:style-name="P2">Justification of using the explanatory variable </text:p>
        </text:list-item>
      </text:list>
      <text:p text:style-name="Text_20_body">The report should be professional, not more than 2 pages (singles-space with a 1.25-inch margin on all four sides)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0T12:46:50.049323609</meta:creation-date>
    <dc:date>2024-02-10T12:47:04.113276361</dc:date>
    <meta:editing-duration>PT16S</meta:editing-duration>
    <meta:editing-cycles>1</meta:editing-cycles>
    <meta:document-statistic meta:table-count="0" meta:image-count="0" meta:object-count="0" meta:page-count="1" meta:paragraph-count="15" meta:word-count="218" meta:character-count="1461" meta:non-whitespace-character-count="1254"/>
    <meta:generator>LibreOffice/6.4.7.2$Linux_X86_64 LibreOffice_project/40$Build-2</meta:generator>
  </office:meta>
</office:document-meta>
</file>